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fo:language="en" fo:country="US" officeooo:paragraph-rsid="0008e299"/>
    </style:style>
    <style:style style:name="P2" style:family="paragraph" style:parent-style-name="Standard">
      <style:paragraph-properties fo:line-height="100%"/>
      <style:text-properties fo:language="en" fo:country="US" officeooo:paragraph-rsid="0008ed43"/>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08bc92"/>
    </style:style>
    <style:style style:name="P5" style:family="paragraph" style:parent-style-name="Text_20_body">
      <style:paragraph-properties fo:line-height="100%"/>
      <style:text-properties fo:language="en" fo:country="US"/>
    </style:style>
    <style:style style:name="P6" style:family="paragraph" style:parent-style-name="Text_20_body">
      <style:paragraph-properties fo:line-height="100%"/>
      <style:text-properties fo:language="en" fo:country="US" officeooo:paragraph-rsid="0008e299"/>
    </style:style>
    <style:style style:name="P7" style:family="paragraph" style:parent-style-name="Text_20_body">
      <style:paragraph-properties fo:line-height="100%"/>
      <style:text-properties fo:language="en" fo:country="US" officeooo:paragraph-rsid="0008ed43"/>
    </style:style>
    <style:style style:name="P8" style:family="paragraph" style:parent-style-name="Text_20_body">
      <style:paragraph-properties fo:text-align="end" style:justify-single-word="false"/>
      <style:text-properties fo:language="en" fo:country="US" officeooo:paragraph-rsid="0008bc92"/>
    </style:style>
    <style:style style:name="P9" style:family="paragraph" style:parent-style-name="Text_20_body">
      <style:text-properties fo:language="en" fo:country="US" officeooo:paragraph-rsid="0008ed43"/>
    </style:style>
    <style:style style:name="P10" style:family="paragraph" style:parent-style-name="Text_20_body">
      <style:paragraph-properties fo:margin-top="0cm" fo:margin-bottom="0.146cm" loext:contextual-spacing="false" fo:line-height="100%"/>
      <style:text-properties fo:language="en" fo:country="US"/>
    </style:style>
    <style:style style:name="P11" style:family="paragraph">
      <style:paragraph-properties fo:text-align="start"/>
      <style:text-properties style:text-line-through-style="none" style:text-line-through-type="none" fo:font-style="normal" style:text-underline-style="none"/>
    </style:style>
    <style:style style:name="T1" style:family="text">
      <style:text-properties fo:language="en" fo:country="US"/>
    </style:style>
    <style:style style:name="gr1" style:family="graphic">
      <style:graphic-properties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2"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5" form:id="control5" form:current-value="Relaycorp, Inc." form:value="Relaycorp, Inc."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laycorp Entity Contributor License Agreement</text:h>
      <text:p text:style-name="P3">Thank you for your interest in contributing to Relaycorp, Inc. ("We" or "Us").</text:p>
      <text:p text:style-name="Text_20_body"><text:span text:style-name="T1">This contributor agreement ("Agreement") documents the rights granted by contributors to Us. To make this document effective, please sign it and send it to Us by electronic submission, following the instructions at </text:span><text:a xlink:type="simple" xlink:href="https://relaycorp.tech/cla/" text:style-name="Internet_20_link" text:visited-style-name="Visited_20_Internet_20_Link"><text:span text:style-name="T1">https://relaycorp.tech/cla/</text:span></text:a><text:span text:style-name="T1">. This is a legally binding document, so please read it carefully before agreeing to it. The Agreement may cover more than one software project managed by Us.</text:span></text:p>
      <text:h text:style-name="Heading_20_2" text:outline-level="2"><text:bookmark text:name="user-content-1-definitions-1"/>1. Definitions</text:h>
      <text:p text:style-name="P3">"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Text_20_body"><text:span text:style-name="T1">"Contribution" means any work of authorship that is Submitted by You to Us in which You own or assert ownership of the Copyright. If You do not own the Copyright in the entire work of authorship, please follow the instructions in </text:span><text:a xlink:type="simple" xlink:href="https://relaycorp.tech/cla/" text:style-name="Internet_20_link" text:visited-style-name="Visited_20_Internet_20_Link"><text:span text:style-name="T1">https://relaycorp.tech/cla/</text:span></text:a><text:span text:style-name="T1">.</text:span></text:p>
      <text:p text:style-name="P3">"Copyright" means all rights protecting works of authorship owned or controlled by You or Your Affiliates, including copyright, moral and neighboring rights, as appropriate, for the full term of their existence including any extensions by You.</text:p>
      <text:p text:style-name="P3">"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P3">"Submit" 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P3">"Submission Date" means the date on which You Submit a Contribution to Us.</text:p>
      <text:p text:style-name="P3">"Effective Date" means the date You execute this Agreement or the date You first Submit a Contribution to Us, whichever is earlier.</text:p>
      <text:h text:style-name="Heading_20_2" text:outline-level="2"><text:bookmark text:name="user-content-2-grant-of-rights-1"/><text:soft-page-break/>2. Grant of Rights</text:h>
      <text:h text:style-name="Heading_20_3" text:outline-level="3"><text:bookmark text:name="user-content-21-copyright-license-1"/>2.1 Copyright License</text:h>
      <text:p text:style-name="P3">(a) You retain ownership of the Copyright in Your Contribution and have the same rights to use or license the Contribution which You would have had without entering into the Agreement.</text:p>
      <text:p text:style-name="P3">(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h text:style-name="Heading_20_3" text:outline-level="3"><text:bookmark text:name="user-content-22-patent-license-1"/>2.2 Patent License</text:h>
      <text:p text:style-name="P3">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h text:style-name="Heading_20_3" text:outline-level="3"><text:bookmark text:name="user-content-23-outbound-license-1"/>2.3 Outbound License</text:h>
      <text:p text:style-name="P3">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h text:style-name="Heading_20_3" text:outline-level="3"><text:bookmark text:name="user-content-24-moral-rights-1"/>2.4 Moral Rights</text:h>
      <text:p text:style-name="P3">If moral rights apply to the Contribution, to the maximum extent permitted by law, You waive and agree not to assert such moral rights against Us or our successors in interest, or any of our licensees, either direct or indirect.</text:p>
      <text:h text:style-name="Heading_20_3" text:outline-level="3"><text:bookmark text:name="user-content-25-our-rights-1"/>2.5 Our Rights</text:h>
      <text:p text:style-name="P3">You acknowledge that We are not obligated to use Your Contribution as part of the Material and may decide to include any Contribution We consider appropriate.</text:p>
      <text:h text:style-name="Heading_20_3" text:outline-level="3"><text:bookmark text:name="user-content-26-reservation-of-rights-1"/>2.6 Reservation of Rights</text:h>
      <text:p text:style-name="P3">Any rights not expressly licensed under this section are expressly reserved by You.</text:p>
      <text:h text:style-name="Heading_20_2" text:outline-level="2"><text:bookmark text:name="user-content-3-agreement-1"/><text:soft-page-break/>3. Agreement</text:h>
      <text:p text:style-name="P3">You confirm that:</text:p>
      <text:p text:style-name="P3">(a) You have the legal authority to enter into this Agreement.</text:p>
      <text:p text:style-name="P3">(b) You or Your Affiliates own the Copyright and patent claims covering the Contribution which are required to grant the rights under Section 2.</text:p>
      <text:p text:style-name="P3">(c) The grant of rights under Section 2 does not violate any grant of rights which You or Your Affiliates have made to third parties.</text:p>
      <text:p text:style-name="Text_20_body"><text:span text:style-name="T1">(d) You have followed the instructions in </text:span><text:a xlink:type="simple" xlink:href="https://relaycorp.tech/cla/" text:style-name="Internet_20_link" text:visited-style-name="Visited_20_Internet_20_Link"><text:span text:style-name="T1">https://relaycorp.tech/cla/</text:span></text:a><text:span text:style-name="T1">, if You do not own the Copyright in the entire work of authorship Submitted.</text:span></text:p>
      <text:h text:style-name="Heading_20_2" text:outline-level="2"><text:bookmark text:name="user-content-4-disclaimer-1"/>4. Disclaimer</text:h>
      <text:p text:style-name="P3">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h text:style-name="Heading_20_2" text:outline-level="2"><text:bookmark text:name="user-content-5-consequential-damage-waiver-1"/>5. Consequential Damage Waiver</text:h>
      <text:p text:style-name="P3">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h text:style-name="Heading_20_2" text:outline-level="2"><text:bookmark text:name="user-content-6-miscellaneous-1"/>6. Miscellaneous</text:h>
      <text:p text:style-name="P3">6.1 This Agreement will be governed by and construed in accordance with the laws of the State of Delaware, United States of America,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P3">6.2 This Agreement sets out the entire agreement between You and Us for Your Contributions to Us and overrides all other agreements or understandings.</text:p>
      <text:p text:style-name="P3"><text:soft-page-break/>6.3 If You or We assign the rights or obligations received through this Agreement to a third party, as a condition of the assignment, that third party must agree in writing to abide by all the rights and obligations in the Agreement.</text:p>
      <text:p text:style-name="P3">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P3">6.5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P5"><text:line-break/>You</text:p>
      <text:p text:style-name="P5"><draw:control text:anchor-type="char" draw:z-index="0" draw:name="Shape2" draw:style-name="gr1" draw:text-style-name="P11" svg:width="9.208cm" svg:height="0.53cm" svg:x="0cm" svg:y="0cm" draw:control="control1"/></text:p>
      <text:p text:style-name="P6"><draw:control text:anchor-type="char" draw:z-index="1" draw:name="Shape2" draw:style-name="gr1" draw:text-style-name="P11" svg:width="9.208cm" svg:height="0.53cm" svg:x="1.418cm" svg:y="0cm" draw:control="control2"/>Name: </text:p>
      <text:p text:style-name="P6">Title: <draw:control text:anchor-type="char" draw:z-index="2" draw:name="Shape2" draw:style-name="gr1" draw:text-style-name="P11" svg:width="9.208cm" svg:height="0.53cm" svg:x="1.101cm" svg:y="0cm" draw:control="control3"/></text:p>
      <text:p text:style-name="P6">Address: <draw:control text:anchor-type="char" draw:z-index="3" draw:name="Shape2" draw:style-name="gr1" draw:text-style-name="P11" svg:width="9.208cm" svg:height="0.53cm" svg:x="1.736cm" svg:y="0cm" draw:control="control4"/></text:p>
      <text:p text:style-name="P1"><draw:control text:anchor-type="char" draw:z-index="7" draw:name="Shape2" draw:style-name="gr1" draw:text-style-name="P11" svg:width="9.208cm" svg:height="0.53cm" svg:x="1.709cm" svg:y="0.026cm" draw:control="control8"/></text:p>
      <text:p text:style-name="P3"><draw:control text:anchor-type="char" draw:z-index="8" draw:name="Shape2" draw:style-name="gr1" draw:text-style-name="P11" svg:width="9.208cm" svg:height="0.53cm" svg:x="1.709cm" svg:y="0.254cm" draw:control="control9"/></text:p>
      <text:p text:style-name="P3"/>
      <text:p text:style-name="P3"/>
      <text:p text:style-name="P10">Us</text:p>
      <text:p text:style-name="P7"><draw:control text:anchor-type="char" draw:z-index="4" draw:name="Shape2" draw:style-name="gr1" draw:text-style-name="P11" svg:width="9.208cm" svg:height="0.53cm" svg:x="0cm" svg:y="0cm" draw:control="control5"/></text:p>
      <text:p text:style-name="P7"><draw:control text:anchor-type="char" draw:z-index="5" draw:name="Shape2" draw:style-name="gr1" draw:text-style-name="P11" svg:width="9.208cm" svg:height="0.53cm" svg:x="1.418cm" svg:y="0cm" draw:control="control6"/>Name: </text:p>
      <text:p text:style-name="P7">Title: <draw:control text:anchor-type="char" draw:z-index="6" draw:name="Shape2" draw:style-name="gr1" draw:text-style-name="P11" svg:width="9.208cm" svg:height="0.53cm" svg:x="1.101cm" svg:y="0cm" draw:control="control7"/></text:p>
      <text:p text:style-name="P7">Address: <draw:control text:anchor-type="char" draw:z-index="9" draw:name="Shape2" draw:style-name="gr1" draw:text-style-name="P11" svg:width="9.208cm" svg:height="0.53cm" svg:x="1.736cm" svg:y="0cm" draw:control="control10"/></text:p>
      <text:p text:style-name="P2"><draw:control text:anchor-type="char" draw:z-index="10" draw:name="Shape2" draw:style-name="gr1" draw:text-style-name="P11" svg:width="9.208cm" svg:height="0.53cm" svg:x="1.709cm" svg:y="0.026cm" draw:control="control11"/></text:p>
      <text:p text:style-name="P9"><draw:control text:anchor-type="char" draw:z-index="11" draw:name="Shape2" draw:style-name="gr1" draw:text-style-name="P11" svg:width="9.208cm" svg:height="0.53cm" svg:x="1.709cm" svg:y="0.254cm" draw:control="control12"/></text:p>
      <text:p text:style-name="P7"/>
      <text:p text:style-name="P4"/>
      <text:p text:style-name="P4"/>
      <text:p text:style-name="P8">Harmony (HA-CLA-E-ANY) Version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3:58:13.084091550</meta:creation-date>
    <dc:date>2019-04-17T14:31:13.651211350</dc:date>
    <meta:editing-duration>PT12M10S</meta:editing-duration>
    <meta:editing-cycles>2</meta:editing-cycles>
    <meta:generator>LibreOffice/6.1.5.2$Linux_X86_64 LibreOffice_project/10$Build-2</meta:generator>
    <dc:title>Relaycorp Entity Contributor License Agreement</dc:title>
    <meta:document-statistic meta:table-count="0" meta:image-count="0" meta:object-count="0" meta:page-count="4" meta:paragraph-count="50" meta:word-count="1323" meta:character-count="8245" meta:non-whitespace-character-count="6965"/>
  </office:meta>
</office:document-meta>
</file>